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ca8" officeooo:paragraph-rsid="00152c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r 2 versões</text:p>
      <text:p text:style-name="P1">- Sequencial</text:p>
      <text:p text:style-name="P1">- Paralelo</text:p>
      <text:p text:style-name="P1"><text:tab/>- Estrutura Mestre – Escravo</text:p>
      <text:p text:style-name="P1"><text:tab/><text:tab/>Mestre: despacha escravos, um número por escravo</text:p>
      <text:p text:style-name="P1"><text:tab/><text:tab/>Escravo: verifica se números são primos<text:tab/></text:p>
      <text:p text:style-name="P1"/>
      <text:p text:style-name="P1">Geração de números aleatórios com uso de sementes, delimitados por 1 e um limite dado</text:p>
      <text:p text:style-name="P1">Criação de listas de um tamanho dado</text:p>
      <text:p text:style-name="P1">Verificação de um dado número ser primo</text:p>
      <text:p text:style-name="P1">Escrita em arquivos</text:p>
      <text:p text:style-name="P1">Adaptação de número de threads de acordo com ambiente de execução</text:p>
      <text:p text:style-name="P1"/>
      <text:p text:style-name="P1">decisão: operação paralela bloqueante ou não?</text:p>
      <text:p text:style-name="P1"/>
      <text:p text:style-name="P1"/>
      <text:p text:style-name="P1"/>
      <text:p text:style-name="P1">Início → Geração de números aleatórios → Verificação dos números primos→ Escrita em arquivo dos números primos → escrever no arquivo o tempo de execu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7:26:09.416621595</meta:creation-date>
    <dc:date>2016-11-07T17:35:34.659658464</dc:date>
    <meta:editing-duration>PT9M29S</meta:editing-duration>
    <meta:editing-cycles>1</meta:editing-cycles>
    <meta:document-statistic meta:table-count="0" meta:image-count="0" meta:object-count="0" meta:page-count="1" meta:paragraph-count="13" meta:word-count="98" meta:character-count="605" meta:non-whitespace-character-count="513"/>
    <meta:generator>LibreOffice/5.1.4.2$Linux_X86_64 LibreOffice_project/10m0$Build-2</meta:generator>
  </office:meta>
</office:document-meta>
</file>